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413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7.4102in"/>
    </style:style>
    <style:style style:name="co5" style:family="table-column">
      <style:table-column-properties fo:break-before="auto" style:column-width="3.4634in"/>
    </style:style>
    <style:style style:name="co6" style:family="table-column">
      <style:table-column-properties fo:break-before="auto" style:column-width="2.5339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2.5252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2" style:family="table-cell" style:parent-style-name="Default" style:data-style-name="N118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 style:data-style-name="N118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18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18">
      <style:table-cell-properties fo:background-color="#ffff99"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8108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9" style:family="table-cell" style:parent-style-name="Default" style:data-style-name="N8108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8108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8108">
      <style:table-cell-properties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8108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3" style:family="table-cell" style:parent-style-name="Default" style:data-style-name="N8108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8108">
      <style:table-cell-properties fo:border-bottom="none" fo:border-left="none" fo:border-right="0.0008in solid #000000" fo:border-top="0.0008in solid #000000"/>
    </style:style>
    <style:style style:name="ce38" style:family="table-cell" style:parent-style-name="Default" style:data-style-name="N8108">
      <style:table-cell-properties fo:border-bottom="none" fo:border-left="none" fo:border-right="0.0008in solid #000000" fo:border-top="none"/>
    </style:style>
    <style:style style:name="ce39" style:family="table-cell" style:parent-style-name="Default" style:data-style-name="N8108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8108"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008in solid #000000" fo:border-top="none"/>
    </style:style>
    <style:style style:name="ce42" style:family="table-cell" style:parent-style-name="Default" style:data-style-name="N8108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8108"/>
    <style:style style:name="ce44" style:family="table-cell" style:parent-style-name="Default" style:data-style-name="N8108">
      <style:table-cell-properties fo:border="none"/>
    </style:style>
    <style:style style:name="ce45" style:family="table-cell" style:parent-style-name="Default" style:data-style-name="N8108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8108">
      <style:table-cell-properties fo:border="none"/>
      <style:text-properties style:font-name="Arial" fo:font-style="italic" fo:font-weight="normal" style:font-name-asian="Microsoft YaHei" style:font-style-asian="italic" style:font-weight-asian="normal" style:font-name-complex="Mangal" style:font-style-complex="italic" style:font-weight-complex="normal"/>
    </style:style>
    <style:style style:name="ce47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118">
      <style:table-cell-properties fo:background-color="#ffff99"/>
      <style:text-properties fo:font-weight="bold" style:font-weight-asian="bold" style:font-weight-complex="bold"/>
    </style:style>
    <style:style style:name="ce50" style:family="table-cell" style:parent-style-name="Default" style:data-style-name="N118">
      <style:table-cell-properties fo:background-color="#ffff99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18">
      <style:text-properties fo:font-weight="bold" style:font-weight-asian="bold" style:font-weight-complex="bold"/>
    </style:style>
    <style:style style:name="ce55" style:family="table-cell" style:parent-style-name="Default" style:data-style-name="N118"/>
    <style:style style:name="ce56" style:family="table-cell" style:parent-style-name="Default" style:data-style-name="N118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ynthe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UT TOTAL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11" table:number-columns-repeated="3"/>
          <table:table-cell table:style-name="ce2"/>
          <table:table-cell table:number-columns-repeated="3"/>
        </table:table-row>
        <table:table-row table:style-name="ro1">
          <table:table-cell/>
          <table:table-cell table:style-name="ce12" office:value-type="string">
            <text:p>Unit price</text:p>
          </table:table-cell>
          <table:table-cell table:style-name="ce23" office:value-type="string">
            <text:p>Qty</text:p>
          </table:table-cell>
          <table:table-cell table:style-name="ce27" office:value-type="string">
            <text:p>Total</text:p>
          </table:table-cell>
          <table:table-cell table:style-name="ce36" office:value-type="string">
            <text:p>Vendo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raphic interface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STM32F746 disco</text:p>
          </table:table-cell>
          <table:table-cell table:style-name="ce14" office:value-type="currency" office:currency="EUR" office:value="56">
            <text:p>56.00 €</text:p>
          </table:table-cell>
          <table:table-cell office:value-type="float" office:value="1">
            <text:p>1</text:p>
          </table:table-cell>
          <table:table-cell table:style-name="ce29" table:formula="of:=[.B5]*[.C5]" office:value-type="currency" office:currency="EUR" office:value="56">
            <text:p>56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Joystick</text:p>
          </table:table-cell>
          <table:table-cell table:style-name="ce14" office:value-type="currency" office:currency="EUR" office:value="3">
            <text:p>3.00 €</text:p>
          </table:table-cell>
          <table:table-cell office:value-type="float" office:value="1">
            <text:p>1</text:p>
          </table:table-cell>
          <table:table-cell table:style-name="ce29" table:formula="of:=[.B6]*[.C6]" office:value-type="currency" office:currency="EUR" office:value="3">
            <text:p>3,00 €</text:p>
          </table:table-cell>
          <table:table-cell table:style-name="ce38" office:value-type="string">
            <text:p><text:a xlink:href="https://www.sparkfun.com/products/9032">https://www.sparkfun.com/products/9032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15"/>
          <table:table-cell table:style-name="ce25" office:value-type="string">
            <text:p>TOTAL</text:p>
          </table:table-cell>
          <table:table-cell table:style-name="ce30" table:formula="of:=SUM([.D5:.D6])" office:value-type="currency" office:currency="EUR" office:value="59">
            <text:p>59,00 €</text:p>
          </table:table-cell>
          <table:table-cell table:style-name="ce39"/>
          <table:table-cell table:style-name="ce26"/>
          <table:table-cell table:number-columns-repeated="2"/>
        </table:table-row>
        <table:table-row table:style-name="ro1">
          <table:table-cell/>
          <table:table-cell table:style-name="ce16"/>
          <table:table-cell/>
          <table:table-cell table:style-name="ce29"/>
          <table:table-cell table:style-name="ce40"/>
          <table:table-cell table:number-columns-repeated="3"/>
        </table:table-row>
        <table:table-row table:style-name="ro1">
          <table:table-cell table:style-name="ce3" office:value-type="string">
            <text:p>Back connectors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MIDI DIN Connectors</text:p>
          </table:table-cell>
          <table:table-cell table:style-name="ce14" office:value-type="currency" office:currency="EUR" office:value="2">
            <text:p>2.00 €</text:p>
          </table:table-cell>
          <table:table-cell office:value-type="float" office:value="3">
            <text:p>3</text:p>
          </table:table-cell>
          <table:table-cell table:style-name="ce29" table:formula="of:=[.B10]*[.C10]" office:value-type="currency" office:currency="EUR" office:value="6">
            <text:p>6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embase jack femelle</text:p>
          </table:table-cell>
          <table:table-cell table:style-name="ce14" office:value-type="currency" office:currency="EUR" office:value="0.652">
            <text:p>0.65 €</text:p>
          </table:table-cell>
          <table:table-cell office:value-type="float" office:value="2">
            <text:p>2</text:p>
          </table:table-cell>
          <table:table-cell table:style-name="ce29" table:formula="of:=[.B11]*[.C11]" office:value-type="currency" office:currency="EUR" office:value="1.304">
            <text:p>1,30 €</text:p>
          </table:table-cell>
          <table:table-cell table:style-name="ce41" office:value-type="string">
            <text:p><text:a xlink:href="https://fr.farnell.com/rean/rj3vm/trs-1-4-femelle-vertical-pcb/dp/2383459">https://fr.farnell.com/rean/rj3vm/trs-1-4-femelle-vertical-pcb/dp/2383459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Power switch</text:p>
          </table:table-cell>
          <table:table-cell table:style-name="ce14" office:value-type="currency" office:currency="EUR" office:value="1.7">
            <text:p>1.70 €</text:p>
          </table:table-cell>
          <table:table-cell office:value-type="float" office:value="1">
            <text:p>1</text:p>
          </table:table-cell>
          <table:table-cell table:style-name="ce29" table:formula="of:=[.B12]*[.C12]" office:value-type="currency" office:currency="EUR" office:value="1.7">
            <text:p>1,70 €</text:p>
          </table:table-cell>
          <table:table-cell table:style-name="ce38" office:value-type="string">
            <text:p><text:a xlink:href="https://fr.farnell.com/c-k-components/d502j12s215pqa/commutateur-spst-10a-125v-noir/dp/2931723">https://fr.farnell.com/c-k-components/d502j12s215pqa/commutateur-spst-10a-125v-noir/dp/2931723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USB connector</text:p>
          </table:table-cell>
          <table:table-cell table:style-name="ce14" office:value-type="currency" office:currency="EUR" office:value="1">
            <text:p>1.00 €</text:p>
          </table:table-cell>
          <table:table-cell table:style-name="ce26" office:value-type="float" office:value="1">
            <text:p>1</text:p>
          </table:table-cell>
          <table:table-cell table:style-name="ce29" table:formula="of:=[.B13]*[.C13]" office:value-type="currency" office:currency="EUR" office:value="1">
            <text:p>1,00 €</text:p>
          </table:table-cell>
          <table:table-cell table:style-name="ce38" office:value-type="string">
            <text:p><text:a xlink:href="https://fr.farnell.com/lumberg/2411-05/usb-connector-2-0-type-b-rcpt/dp/3549615?st=usb%20connector">https://fr.farnell.com/lumberg/2411-05/usb-connector-2-0-type-b-rcpt/dp/3549615?st=usb%20connector</text:a>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15"/>
          <table:table-cell table:style-name="ce25" office:value-type="string">
            <text:p>TOTAL</text:p>
          </table:table-cell>
          <table:table-cell table:style-name="ce30" table:formula="of:=SUM([.D10:.D13])" office:value-type="currency" office:currency="EUR" office:value="10.004">
            <text:p>10,00 €</text:p>
          </table:table-cell>
          <table:table-cell table:style-name="ce42"/>
          <table:table-cell table:number-columns-repeated="3"/>
        </table:table-row>
        <table:table-row table:style-name="ro1">
          <table:table-cell/>
          <table:table-cell table:style-name="ce16"/>
          <table:table-cell/>
          <table:table-cell table:style-name="ce29"/>
          <table:table-cell table:style-name="ce43"/>
          <table:table-cell table:number-columns-repeated="3"/>
        </table:table-row>
        <table:table-row table:style-name="ro1">
          <table:table-cell table:style-name="ce3" office:value-type="string">
            <text:p>Power supply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5" office:value-type="string">
            <text:p>Conv USB +/-15V</text:p>
          </table:table-cell>
          <table:table-cell table:style-name="ce17" office:value-type="currency" office:currency="EUR" office:value="6">
            <text:p>6.00 €</text:p>
          </table:table-cell>
          <table:table-cell table:style-name="ce22" office:value-type="float" office:value="1">
            <text:p>1</text:p>
          </table:table-cell>
          <table:table-cell table:style-name="ce30" table:formula="of:=[.B17]*[.C17]" office:value-type="currency" office:currency="EUR" office:value="6">
            <text:p>6,00 €</text:p>
          </table:table-cell>
          <table:table-cell table:style-name="ce39"/>
          <table:table-cell table:style-name="ce26"/>
          <table:table-cell table:number-columns-repeated="2"/>
        </table:table-row>
        <table:table-row table:style-name="ro1">
          <table:table-cell table:style-name="ce6"/>
          <table:table-cell table:style-name="ce16"/>
          <table:table-cell/>
          <table:table-cell table:style-name="ce29"/>
          <table:table-cell table:style-name="ce43"/>
          <table:table-cell table:style-name="ce26"/>
          <table:table-cell table:number-columns-repeated="2"/>
        </table:table-row>
        <table:table-row table:style-name="ro1">
          <table:table-cell table:style-name="ce3" office:value-type="string">
            <text:p>Boitier + sérigraphie</text:p>
          </table:table-cell>
          <table:table-cell table:style-name="ce13"/>
          <table:table-cell table:style-name="ce24"/>
          <table:table-cell table:style-name="ce28"/>
          <table:table-cell table:style-name="ce37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Boitier alu</text:p>
          </table:table-cell>
          <table:table-cell table:style-name="ce14" office:value-type="currency" office:currency="EUR" office:value="10">
            <text:p>10.00 €</text:p>
          </table:table-cell>
          <table:table-cell office:value-type="float" office:value="1">
            <text:p>1</text:p>
          </table:table-cell>
          <table:table-cell table:style-name="ce29" table:formula="of:=[.B20]*[.C20]" office:value-type="currency" office:currency="EUR" office:value="10">
            <text:p>10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4" office:value-type="string">
            <text:p>Photo sur plexi</text:p>
          </table:table-cell>
          <table:table-cell table:style-name="ce18" office:value-type="currency" office:currency="EUR" office:value="30">
            <text:p>30.00 €</text:p>
          </table:table-cell>
          <table:table-cell table:style-name="ce26" office:value-type="float" office:value="1">
            <text:p>1</text:p>
          </table:table-cell>
          <table:table-cell table:style-name="ce29" table:formula="of:=[.B21]*[.C21]" office:value-type="currency" office:currency="EUR" office:value="30">
            <text:p>30,00 €</text:p>
          </table:table-cell>
          <table:table-cell table:style-name="ce38"/>
          <table:table-cell table:style-name="ce26"/>
          <table:table-cell table:number-columns-repeated="2"/>
        </table:table-row>
        <table:table-row table:style-name="ro1">
          <table:table-cell table:style-name="ce5"/>
          <table:table-cell table:style-name="ce15"/>
          <table:table-cell table:style-name="ce25" office:value-type="string">
            <text:p>TOTAL</text:p>
          </table:table-cell>
          <table:table-cell table:style-name="ce30" table:formula="of:=SUM([.D20:.D21])" office:value-type="currency" office:currency="EUR" office:value="40">
            <text:p>40,00 €</text:p>
          </table:table-cell>
          <table:table-cell table:style-name="ce42"/>
          <table:table-cell table:number-columns-repeated="3"/>
        </table:table-row>
        <table:table-row table:style-name="ro1">
          <table:table-cell/>
          <table:table-cell table:style-name="ce16"/>
          <table:table-cell/>
          <table:table-cell table:style-name="ce29"/>
          <table:table-cell table:style-name="ce43"/>
          <table:table-cell table:number-columns-repeated="3"/>
        </table:table-row>
        <table:table-row table:style-name="ro1">
          <table:table-cell table:style-name="ce7"/>
          <table:table-cell table:style-name="ce19"/>
          <table:table-cell table:style-name="ce26"/>
          <table:table-cell table:style-name="ce31"/>
          <table:table-cell table:style-name="ce44"/>
          <table:table-cell table:number-columns-repeated="3"/>
        </table:table-row>
        <table:table-row table:style-name="ro1">
          <table:table-cell table:style-name="ce8" office:value-type="string">
            <text:p>Synth voices</text:p>
          </table:table-cell>
          <table:table-cell table:style-name="ce20" table:formula="of:=[main.D29]" office:value-type="currency" office:currency="EUR" office:value="92.835">
            <text:p>92.84 €</text:p>
          </table:table-cell>
          <table:table-cell table:style-name="ce24" office:value-type="float" office:value="8">
            <text:p>8</text:p>
          </table:table-cell>
          <table:table-cell table:style-name="ce32" table:formula="of:=[.B25]*[.C25]" office:value-type="currency" office:currency="EUR" office:value="742.68">
            <text:p>742,68 €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9" office:value-type="string">
            <text:p>Frontpane</text:p>
          </table:table-cell>
          <table:table-cell table:style-name="ce21" table:formula="of:=[Front.D23]" office:value-type="currency" office:currency="EUR" office:value="238.054">
            <text:p>238.05 €</text:p>
          </table:table-cell>
          <table:table-cell/>
          <table:table-cell table:style-name="ce33" table:formula="of:=[.B26]" office:value-type="currency" office:currency="EUR" office:value="238.054">
            <text:p>238,05 €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9" office:value-type="string">
            <text:p>Graphic interface</text:p>
          </table:table-cell>
          <table:table-cell table:style-name="ce16" table:formula="of:=[.D7]" office:value-type="currency" office:currency="EUR" office:value="59">
            <text:p>59,00 €</text:p>
          </table:table-cell>
          <table:table-cell/>
          <table:table-cell table:style-name="ce34" table:formula="of:=[.B27]" office:value-type="currency" office:currency="EUR" office:value="59">
            <text:p>59,00 €</text:p>
          </table:table-cell>
          <table:table-cell table:style-name="ce47"/>
          <table:table-cell table:number-columns-repeated="3"/>
        </table:table-row>
        <table:table-row table:style-name="ro1">
          <table:table-cell table:style-name="ce9" office:value-type="string">
            <text:p>Boitier + sérigraphie</text:p>
          </table:table-cell>
          <table:table-cell table:style-name="ce16" table:formula="of:=[.D22]" office:value-type="currency" office:currency="EUR" office:value="40">
            <text:p>40,00 €</text:p>
          </table:table-cell>
          <table:table-cell table:style-name="ce26"/>
          <table:table-cell table:style-name="ce34" table:formula="of:=[.B28]" office:value-type="currency" office:currency="EUR" office:value="40">
            <text:p>40,00 €</text:p>
          </table:table-cell>
          <table:table-cell table:style-name="ce45"/>
          <table:table-cell table:number-columns-repeated="3"/>
        </table:table-row>
        <table:table-row table:style-name="ro1">
          <table:table-cell table:style-name="ce9" office:value-type="string">
            <text:p>Back connectors</text:p>
          </table:table-cell>
          <table:table-cell table:formula="of:=[.D14]" office:value-type="currency" office:currency="EUR" office:value="10.004">
            <text:p>10,00 €</text:p>
          </table:table-cell>
          <table:table-cell/>
          <table:table-cell table:style-name="ce34" table:formula="of:=[.B29]" office:value-type="currency" office:currency="EUR" office:value="10.004">
            <text:p>10,00 €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9" office:value-type="string">
            <text:p>Power supply</text:p>
          </table:table-cell>
          <table:table-cell table:formula="of:=[.D17]" office:value-type="currency" office:currency="EUR" office:value="6">
            <text:p>6,00 €</text:p>
          </table:table-cell>
          <table:table-cell/>
          <table:table-cell table:style-name="ce34" table:formula="of:=[.B30]" office:value-type="currency" office:currency="EUR" office:value="6">
            <text:p>6,00 €</text:p>
          </table:table-cell>
          <table:table-cell table:style-name="ce36"/>
          <table:table-cell table:number-columns-repeated="3"/>
        </table:table-row>
        <table:table-row table:style-name="ro1">
          <table:table-cell table:style-name="ce5"/>
          <table:table-cell table:style-name="ce22"/>
          <table:table-cell table:style-name="ce25" office:value-type="string">
            <text:p>TOTAL SYNTH</text:p>
          </table:table-cell>
          <table:table-cell table:style-name="ce35" table:formula="of:=SUM([.D25:.D30])" office:value-type="currency" office:currency="EUR" office:value="1095.738">
            <text:p>1 095,74 €</text:p>
          </table:table-cell>
          <table:table-cell table:number-columns-repeated="4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in" table:style-name="ta1" table:print="false">
        <table:table-column table:style-name="co7" table:default-cell-style-name="Default"/>
        <table:table-column table:style-name="co3" table:default-cell-style-name="ce50"/>
        <table:table-column table:style-name="co3" table:default-cell-style-name="ce52"/>
        <table:table-column table:style-name="co3" table:default-cell-style-name="ce55"/>
        <table:table-column table:style-name="co3" table:default-cell-style-name="Default"/>
        <table:table-row table:style-name="ro1">
          <table:table-cell table:style-name="ce48" office:value-type="string">
            <text:p>Main analog board v7</text:p>
          </table:table-cell>
          <table:table-cell table:style-name="ce49"/>
          <table:table-cell table:style-name="ce51"/>
          <table:table-cell table:style-name="ce54"/>
          <table:table-cell table:style-name="ce36"/>
        </table:table-row>
        <table:table-row table:style-name="ro1">
          <table:table-cell table:style-name="ce36" office:value-type="string">
            <text:p>Value</text:p>
          </table:table-cell>
          <table:table-cell table:style-name="ce49" office:value-type="string">
            <text:p>Unit price</text:p>
          </table:table-cell>
          <table:table-cell table:style-name="ce51" office:value-type="string">
            <text:p>Qty</text:p>
          </table:table-cell>
          <table:table-cell table:style-name="ce54" office:value-type="string">
            <text:p>Total</text:p>
          </table:table-cell>
          <table:table-cell table:style-name="ce36" office:value-type="string">
            <text:p>Vend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0805</text:p>
          </table:table-cell>
          <table:table-cell office:value-type="currency" office:currency="EUR" office:value="0.046">
            <text:p>0.05 €</text:p>
          </table:table-cell>
          <table:table-cell office:value-type="float" office:value="80">
            <text:p>80</text:p>
          </table:table-cell>
          <table:table-cell table:formula="of:=[.B4]*[.C4]" office:value-type="currency" office:currency="EUR" office:value="3.68">
            <text:p>3.68 €</text:p>
          </table:table-cell>
          <table:table-cell/>
        </table:table-row>
        <table:table-row table:style-name="ro1">
          <table:table-cell office:value-type="string">
            <text:p>CPOL2917</text:p>
          </table:table-cell>
          <table:table-cell office:value-type="currency" office:currency="EUR" office:value="0.36">
            <text:p>0.36 €</text:p>
          </table:table-cell>
          <table:table-cell office:value-type="float" office:value="8">
            <text:p>8</text:p>
          </table:table-cell>
          <table:table-cell table:formula="of:=[.B5]*[.C5]" office:value-type="currency" office:currency="EUR" office:value="2.88">
            <text:p>2.88 €</text:p>
          </table:table-cell>
          <table:table-cell/>
        </table:table-row>
        <table:table-row table:style-name="ro1">
          <table:table-cell office:value-type="string">
            <text:p>entretoises</text:p>
          </table:table-cell>
          <table:table-cell office:value-type="currency" office:currency="EUR" office:value="0.5">
            <text:p>0.50 €</text:p>
          </table:table-cell>
          <table:table-cell office:value-type="float" office:value="4">
            <text:p>4</text:p>
          </table:table-cell>
          <table:table-cell table:formula="of:=[.B6]*[.C6]" office:value-type="currency" office:currency="EUR" office:value="2">
            <text:p>2.00 €</text:p>
          </table:table-cell>
          <table:table-cell office:value-type="string">
            <text:p><text:a xlink:href="https://fr.farnell.com/ettinger/05-13-061/entretoise-m3x-6-vzk/dp/1466745">https://fr.farnell.com/ettinger/05-13-061/entretoise-m3x-6-vzk/dp/1466745</text:a></text:p>
          </table:table-cell>
        </table:table-row>
        <table:table-row table:style-name="ro1">
          <table:table-cell office:value-type="string">
            <text:p>IC 24C04AP DIL8</text:p>
          </table:table-cell>
          <table:table-cell office:value-type="currency" office:currency="EUR" office:value="0.172">
            <text:p>0.17 €</text:p>
          </table:table-cell>
          <table:table-cell office:value-type="float" office:value="1">
            <text:p>1</text:p>
          </table:table-cell>
          <table:table-cell table:formula="of:=[.B7]*[.C7]" office:value-type="currency" office:currency="EUR" office:value="0.172">
            <text:p>0.17 €</text:p>
          </table:table-cell>
          <table:table-cell office:value-type="string">
            <text:p><text:a xlink:href="https://fr.farnell.com/microchip/at24c04c-sshm-b/eeprom-serie-4-kbits-1mhz-soic/dp/2345580?ost=24c04&amp;iscrfnonsku=true">https://fr.farnell.com/microchip/at24c04c-sshm-b/eeprom-serie-4-kbits-1mhz-soic/dp/2345580?ost=24c04&amp;iscrfnonsku=true</text:a></text:p>
          </table:table-cell>
        </table:table-row>
        <table:table-row table:style-name="ro1">
          <table:table-cell office:value-type="string">
            <text:p>IC 4027D SO16</text:p>
          </table:table-cell>
          <table:table-cell office:value-type="currency" office:currency="EUR" office:value="0.422">
            <text:p>0.42 €</text:p>
          </table:table-cell>
          <table:table-cell office:value-type="float" office:value="1">
            <text:p>1</text:p>
          </table:table-cell>
          <table:table-cell table:formula="of:=[.B8]*[.C8]" office:value-type="currency" office:currency="EUR" office:value="0.422">
            <text:p>0.42 €</text:p>
          </table:table-cell>
          <table:table-cell office:value-type="string">
            <text:p><text:a xlink:href="https://fr.farnell.com/nexperia/hef4027bt/circuit-logique-serie-4000-locmos/dp/1085282?st=4027">https://fr.farnell.com/nexperia/hef4027bt/circuit-logique-serie-4000-locmos/dp/1085282?st=4027</text:a></text:p>
          </table:table-cell>
        </table:table-row>
        <table:table-row table:style-name="ro1">
          <table:table-cell office:value-type="string">
            <text:p>IC AD5644RBRMZ-5</text:p>
          </table:table-cell>
          <table:table-cell office:value-type="currency" office:currency="EUR" office:value="10.09">
            <text:p>10.09 €</text:p>
          </table:table-cell>
          <table:table-cell office:value-type="float" office:value="1">
            <text:p>1</text:p>
          </table:table-cell>
          <table:table-cell table:formula="of:=[.B9]*[.C9]" office:value-type="currency" office:currency="EUR" office:value="10.09">
            <text:p>10.09 €</text:p>
          </table:table-cell>
          <table:table-cell office:value-type="string">
            <text:p><text:a xlink:href="https://www.mouser.fr/ProductDetail/Analog-Devices/AD5644RBRMZ-5/?qs=NmRFExCfTkEggoWNsH0iHw%3D%3D">https://www.mouser.fr/ProductDetail/Analog-Devices/AD5644RBRMZ-5/?qs=NmRFExCfTkEggoWNsH0iHw%3D%3D</text:a></text:p>
          </table:table-cell>
        </table:table-row>
        <table:table-row table:style-name="ro1">
          <table:table-cell office:value-type="string">
            <text:p>IC ADG453BRZ SOIC</text:p>
          </table:table-cell>
          <table:table-cell office:value-type="currency" office:currency="EUR" office:value="5.43">
            <text:p>5.43 €</text:p>
          </table:table-cell>
          <table:table-cell office:value-type="float" office:value="1">
            <text:p>1</text:p>
          </table:table-cell>
          <table:table-cell table:formula="of:=[.B10]*[.C10]" office:value-type="currency" office:currency="EUR" office:value="5.43">
            <text:p>5.43 €</text:p>
          </table:table-cell>
          <table:table-cell office:value-type="string">
            <text:p><text:a xlink:href="https://www.mouser.fr/ProductDetail/Analog-Devices/ADG453BRZ-REEL/?qs=BpaRKvA4VqEyL0jUfw0AJg%3D%3D">https://www.mouser.fr/ProductDetail/Analog-Devices/ADG453BRZ-REEL/?qs=BpaRKvA4VqEyL0jUfw0AJg%3D%3D</text:a></text:p>
          </table:table-cell>
        </table:table-row>
        <table:table-row table:style-name="ro1">
          <table:table-cell office:value-type="string">
            <text:p>IC BH2221FV SSOP</text:p>
          </table:table-cell>
          <table:table-cell office:value-type="currency" office:currency="EUR" office:value="3.01">
            <text:p>3.01 €</text:p>
          </table:table-cell>
          <table:table-cell office:value-type="float" office:value="1">
            <text:p>1</text:p>
          </table:table-cell>
          <table:table-cell table:formula="of:=[.B11]*[.C11]" office:value-type="currency" office:currency="EUR" office:value="3.01">
            <text:p>3.01 €</text:p>
          </table:table-cell>
          <table:table-cell office:value-type="string">
            <text:p><text:a xlink:href="https://www.mouser.fr/ProductDetail/ROHM-Semiconductor/BH2221FV-E2/?qs=4kLU8WoGk0tQTQMB6offlg%3D%3D">https://www.mouser.fr/ProductDetail/ROHM-Semiconductor/BH2221FV-E2/?qs=4kLU8WoGk0tQTQMB6offlg%3D%3D</text:a></text:p>
          </table:table-cell>
        </table:table-row>
        <table:table-row table:style-name="ro1">
          <table:table-cell office:value-type="string">
            <text:p>IC Coolaudio 3320 DIL18</text:p>
          </table:table-cell>
          <table:table-cell office:value-type="currency" office:currency="EUR" office:value="6.8">
            <text:p>6.80 €</text:p>
          </table:table-cell>
          <table:table-cell office:value-type="float" office:value="1">
            <text:p>1</text:p>
          </table:table-cell>
          <table:table-cell table:formula="of:=[.B12]*[.C12]" office:value-type="currency" office:currency="EUR" office:value="6.8">
            <text:p>6.80 €</text:p>
          </table:table-cell>
          <table:table-cell/>
        </table:table-row>
        <table:table-row table:style-name="ro1">
          <table:table-cell office:value-type="string">
            <text:p>IC Coolaudio 3340 DIL16</text:p>
          </table:table-cell>
          <table:table-cell office:value-type="currency" office:currency="EUR" office:value="6.8">
            <text:p>6.80 €</text:p>
          </table:table-cell>
          <table:table-cell office:value-type="float" office:value="2">
            <text:p>2</text:p>
          </table:table-cell>
          <table:table-cell table:formula="of:=[.B13]*[.C13]" office:value-type="currency" office:currency="EUR" office:value="13.6">
            <text:p>13.60 €</text:p>
          </table:table-cell>
          <table:table-cell/>
        </table:table-row>
        <table:table-row table:style-name="ro1">
          <table:table-cell office:value-type="string">
            <text:p>IC Coolaudio SSM2164 DIL16</text:p>
          </table:table-cell>
          <table:table-cell office:value-type="currency" office:currency="EUR" office:value="4">
            <text:p>4.00 €</text:p>
          </table:table-cell>
          <table:table-cell office:value-type="float" office:value="2">
            <text:p>2</text:p>
          </table:table-cell>
          <table:table-cell table:formula="of:=[.B14]*[.C14]" office:value-type="currency" office:currency="EUR" office:value="8">
            <text:p>8.00 €</text:p>
          </table:table-cell>
          <table:table-cell office:value-type="string">
            <text:p><text:a xlink:href="https://www.coolaudio.com/features-page.php?product=V2164D">https://www.coolaudio.com/features-page.php?product=V2164D</text:a></text:p>
          </table:table-cell>
        </table:table-row>
        <table:table-row table:style-name="ro1">
          <table:table-cell office:value-type="string">
            <text:p>IC LM13700M SO16</text:p>
          </table:table-cell>
          <table:table-cell office:value-type="currency" office:currency="EUR" office:value="1.16">
            <text:p>1.16 €</text:p>
          </table:table-cell>
          <table:table-cell office:value-type="float" office:value="2">
            <text:p>2</text:p>
          </table:table-cell>
          <table:table-cell table:formula="of:=[.B15]*[.C15]" office:value-type="currency" office:currency="EUR" office:value="2.32">
            <text:p>2.32 €</text:p>
          </table:table-cell>
          <table:table-cell office:value-type="string">
            <text:p><text:a xlink:href="https://fr.farnell.com/texas-instruments/lm13700m-nopb/ic-op-amp-dual-smd/dp/3118203?st=LM13700M/NOPB">https://fr.farnell.com/texas-instruments/lm13700m-nopb/ic-op-amp-dual-smd/dp/3118203?st=LM13700M/NOPB</text:a></text:p>
          </table:table-cell>
        </table:table-row>
        <table:table-row table:style-name="ro1">
          <table:table-cell office:value-type="string">
            <text:p>IC NE5534AN DIL08</text:p>
          </table:table-cell>
          <table:table-cell office:value-type="currency" office:currency="EUR" office:value="0.94">
            <text:p>0.94 €</text:p>
          </table:table-cell>
          <table:table-cell office:value-type="float" office:value="2">
            <text:p>2</text:p>
          </table:table-cell>
          <table:table-cell table:formula="of:=[.B16]*[.C16]" office:value-type="currency" office:currency="EUR" office:value="1.88">
            <text:p>1.88 €</text:p>
          </table:table-cell>
          <table:table-cell office:value-type="string">
            <text:p><text:a xlink:href="https://www.mouser.fr/ProductDetail/Texas-Instruments/NE5534AP/?qs=pt%2FIv5r0EPfqeuBbXEfl4Q%3D%3D">https://www.mouser.fr/ProductDetail/Texas-Instruments/NE5534AP/?qs=pt%2FIv5r0EPfqeuBbXEfl4Q%3D%3D</text:a></text:p>
          </table:table-cell>
        </table:table-row>
        <table:table-row table:style-name="ro1">
          <table:table-cell office:value-type="string">
            <text:p>IC STM32F446RCT7</text:p>
          </table:table-cell>
          <table:table-cell office:value-type="currency" office:currency="EUR" office:value="6.13">
            <text:p>6.13 €</text:p>
          </table:table-cell>
          <table:table-cell office:value-type="float" office:value="1">
            <text:p>1</text:p>
          </table:table-cell>
          <table:table-cell table:formula="of:=[.B17]*[.C17]" office:value-type="currency" office:currency="EUR" office:value="6.13">
            <text:p>6.13 €</text:p>
          </table:table-cell>
          <table:table-cell office:value-type="string">
            <text:p><text:a xlink:href="https://www.mouser.fr/ProductDetail/STMicroelectronics/STM32F446RCT7/?qs=qzCNEk%252BRr%252BbUJOBnz%252BS9mA%3D%3D">https://www.mouser.fr/ProductDetail/STMicroelectronics/STM32F446RCT7/?qs=qzCNEk%252BRr%252BbUJOBnz%252BS9mA%3D%3D</text:a></text:p>
          </table:table-cell>
        </table:table-row>
        <table:table-row table:style-name="ro1">
          <table:table-cell office:value-type="string">
            <text:p>IC TLV75533PDBVR SOT</text:p>
          </table:table-cell>
          <table:table-cell office:value-type="currency" office:currency="EUR" office:value="0.45">
            <text:p>0.45 €</text:p>
          </table:table-cell>
          <table:table-cell office:value-type="float" office:value="1">
            <text:p>1</text:p>
          </table:table-cell>
          <table:table-cell table:formula="of:=[.B18]*[.C18]" office:value-type="currency" office:currency="EUR" office:value="0.45">
            <text:p>0.45 €</text:p>
          </table:table-cell>
          <table:table-cell office:value-type="string">
            <text:p><text:a xlink:href="https://www.mouser.fr/ProductDetail/Texas-Instruments/TLV75533PDBVR/?qs=%2Fha2pyFaduihZ8g44yPkEuTHYwRSG4KTgcLb6BN6bDCrdpfvKsaVPhSJ%252BKnuYvGq&amp;utm_source=octopart&amp;utm_medium=aggregator&amp;utm_campaign=595-TLV75533PDBVR&amp;utm_content=Texas%20Instruments">https://www.mouser.fr/ProductDetail/Texas-Instruments/TLV75533PDBVR/?qs=%2Fha2pyFaduihZ8g44yPkEuTHYwRSG4KTgcLb6BN6bDCrdpfvKsaVPhSJ%252BKnuYvGq&amp;utm_source=octopart&amp;utm_medium=aggregator&amp;utm_campaign=595-TLV75533PDBVR&amp;utm_content=Texas%20Instruments</text:a></text:p>
          </table:table-cell>
        </table:table-row>
        <table:table-row table:style-name="ro1">
          <table:table-cell office:value-type="string">
            <text:p>Inductance L0805 1uH</text:p>
          </table:table-cell>
          <table:table-cell office:value-type="currency" office:currency="EUR" office:value="0.2">
            <text:p>0.20 €</text:p>
          </table:table-cell>
          <table:table-cell office:value-type="float" office:value="1">
            <text:p>1</text:p>
          </table:table-cell>
          <table:table-cell table:formula="of:=[.B19]*[.C19]" office:value-type="currency" office:currency="EUR" office:value="0.2">
            <text:p>0.20 €</text:p>
          </table:table-cell>
          <table:table-cell/>
        </table:table-row>
        <table:table-row table:style-name="ro1">
          <table:table-cell office:value-type="string">
            <text:p>LED 0805 RED / GREEN</text:p>
          </table:table-cell>
          <table:table-cell office:value-type="currency" office:currency="EUR" office:value="0.07">
            <text:p>0.07 €</text:p>
          </table:table-cell>
          <table:table-cell office:value-type="float" office:value="7">
            <text:p>7</text:p>
          </table:table-cell>
          <table:table-cell table:formula="of:=[.B20]*[.C20]" office:value-type="currency" office:currency="EUR" office:value="0.49">
            <text:p>0.49 €</text:p>
          </table:table-cell>
          <table:table-cell/>
        </table:table-row>
        <table:table-row table:style-name="ro1">
          <table:table-cell office:value-type="string">
            <text:p>Break away header (pour MA02 etc)</text:p>
          </table:table-cell>
          <table:table-cell office:value-type="currency" office:currency="EUR" office:value="1.5">
            <text:p>1.50 €</text:p>
          </table:table-cell>
          <table:table-cell office:value-type="float" office:value="2">
            <text:p>2</text:p>
          </table:table-cell>
          <table:table-cell table:formula="of:=[.B21]*[.C21]" office:value-type="currency" office:currency="EUR" office:value="3">
            <text:p>3.00 €</text:p>
          </table:table-cell>
          <table:table-cell/>
        </table:table-row>
        <table:table-row table:style-name="ro1">
          <table:table-cell office:value-type="string">
            <text:p>Connecteur IDC (autosécable)</text:p>
          </table:table-cell>
          <table:table-cell office:value-type="currency" office:currency="EUR" office:value="1.12">
            <text:p>1.12 €</text:p>
          </table:table-cell>
          <table:table-cell office:value-type="float" office:value="2">
            <text:p>2</text:p>
          </table:table-cell>
          <table:table-cell table:formula="of:=[.B22]*[.C22]" office:value-type="currency" office:currency="EUR" office:value="2.24">
            <text:p>2.24 €</text:p>
          </table:table-cell>
          <table:table-cell office:value-type="string">
            <text:p><text:a xlink:href="https://fr.farnell.com/amphenol-icc-fci/89361-710lf/fiche-femelle-idc-10voies-minitek/dp/1623797?scope=partnumberlookahead&amp;ost=1623797&amp;searchref=searchlookahead&amp;exaMfpn=true">https://fr.farnell.com/amphenol-icc-fci/89361-710lf/fiche-femelle-idc-10voies-minitek/dp/1623797?scope=partnumberlookahead&amp;ost=1623797&amp;searchref=searchlookahead&amp;exaMfpn=true</text:a></text:p>
          </table:table-cell>
        </table:table-row>
        <table:table-row table:style-name="ro1">
          <table:table-cell office:value-type="string">
            <text:p>pot 3RP/1610N</text:p>
          </table:table-cell>
          <table:table-cell office:value-type="currency" office:currency="EUR" office:value="0.66">
            <text:p>0.66 €</text:p>
          </table:table-cell>
          <table:table-cell office:value-type="float" office:value="1">
            <text:p>1</text:p>
          </table:table-cell>
          <table:table-cell table:formula="of:=[.B23]*[.C23]" office:value-type="currency" office:currency="EUR" office:value="0.66">
            <text:p>0.66 €</text:p>
          </table:table-cell>
          <table:table-cell office:value-type="string">
            <text:p><text:a xlink:href="https://fr.farnell.com/tt-electronics-bi-technologies/p160knp-0qc20b500k/potentiometre-pour-panneau-500k/dp/1760797">https://fr.farnell.com/tt-electronics-bi-technologies/p160knp-0qc20b500k/potentiometre-pour-panneau-500k/dp/1760797</text:a></text:p>
          </table:table-cell>
        </table:table-row>
        <table:table-row table:style-name="ro1">
          <table:table-cell office:value-type="string">
            <text:p>Q-HC-46X 16MHz </text:p>
          </table:table-cell>
          <table:table-cell office:value-type="currency" office:currency="EUR" office:value="0.33">
            <text:p>0.33 €</text:p>
          </table:table-cell>
          <table:table-cell office:value-type="float" office:value="1">
            <text:p>1</text:p>
          </table:table-cell>
          <table:table-cell table:formula="of:=[.B24]*[.C24]" office:value-type="currency" office:currency="EUR" office:value="0.33">
            <text:p>0.33 €</text:p>
          </table:table-cell>
          <table:table-cell office:value-type="string">
            <text:p><text:a xlink:href="https://www.mouser.fr/ProductDetail/ECS/ECS-160-20-46X?qs=7Z%2FjUg96RbX1FiBmeNAKfw">https://www.mouser.fr/ProductDetail/ECS/ECS-160-20-46X?qs=7Z%2FjUg96RbX1FiBmeNAKfw</text:a>==</text:p>
          </table:table-cell>
        </table:table-row>
        <table:table-row table:style-name="ro1">
          <table:table-cell office:value-type="string">
            <text:p>R0805</text:p>
          </table:table-cell>
          <table:table-cell office:value-type="currency" office:currency="EUR" office:value="0.05">
            <text:p>0.05 €</text:p>
          </table:table-cell>
          <table:table-cell office:value-type="float" office:value="94">
            <text:p>94</text:p>
          </table:table-cell>
          <table:table-cell table:formula="of:=[.B25]*[.C25]" office:value-type="currency" office:currency="EUR" office:value="4.7">
            <text:p>4.70 €</text:p>
          </table:table-cell>
          <table:table-cell/>
        </table:table-row>
        <table:table-row table:style-name="ro1">
          <table:table-cell office:value-type="string">
            <text:p>SWITCH B3F-10XX omron</text:p>
          </table:table-cell>
          <table:table-cell office:value-type="currency" office:currency="EUR" office:value="0.237">
            <text:p>0.24 €</text:p>
          </table:table-cell>
          <table:table-cell office:value-type="float" office:value="3">
            <text:p>3</text:p>
          </table:table-cell>
          <table:table-cell table:formula="of:=[.B26]*[.C26]" office:value-type="currency" office:currency="EUR" office:value="0.711">
            <text:p>0.71 €</text:p>
          </table:table-cell>
          <table:table-cell office:value-type="string">
            <text:p><text:a xlink:href="https://www.mouser.fr/ProductDetail/Omron-Electronics/B3F-1000/?qs=lK7M36XCk6JQHckSc1xIsg%3D%3D">https://www.mouser.fr/ProductDetail/Omron-Electronics/B3F-1000/?qs=lK7M36XCk6JQHckSc1xIsg%3D%3D</text:a></text:p>
          </table:table-cell>
        </table:table-row>
        <table:table-row table:style-name="ro1">
          <table:table-cell office:value-type="string">
            <text:p>trimmer</text:p>
          </table:table-cell>
          <table:table-cell office:value-type="currency" office:currency="EUR" office:value="1.08">
            <text:p>1.08 €</text:p>
          </table:table-cell>
          <table:table-cell office:value-type="float" office:value="8">
            <text:p>8</text:p>
          </table:table-cell>
          <table:table-cell table:formula="of:=[.B27]*[.C27]" office:value-type="currency" office:currency="EUR" office:value="8.64">
            <text:p>8.64 €</text:p>
          </table:table-cell>
          <table:table-cell office:value-type="string">
            <text:p><text:a xlink:href="https://fr.farnell.com/nidec-copal-electronics/ct-6er103/potentiometre-cermet-10k-1-tour/dp/2859740?ost=2859740">https://fr.farnell.com/nidec-copal-electronics/ct-6er103/potentiometre-cermet-10k-1-tour/dp/2859740?ost=2859740</text:a></text:p>
          </table:table-cell>
        </table:table-row>
        <table:table-row table:style-name="ro1">
          <table:table-cell office:value-type="string">
            <text:p>PCB (JLCPCB)</text:p>
          </table:table-cell>
          <table:table-cell office:value-type="currency" office:currency="EUR" office:value="5">
            <text:p>5.00 €</text:p>
          </table:table-cell>
          <table:table-cell office:value-type="float" office:value="1">
            <text:p>1</text:p>
          </table:table-cell>
          <table:table-cell table:formula="of:=[.B28]*[.C28]" office:value-type="currency" office:currency="EUR" office:value="5">
            <text:p>5.00 €</text:p>
          </table:table-cell>
          <table:table-cell/>
        </table:table-row>
        <table:table-row table:style-name="ro1">
          <table:table-cell table:number-columns-repeated="2"/>
          <table:table-cell table:style-name="ce53" office:value-type="string">
            <text:p>TOTAL</text:p>
          </table:table-cell>
          <table:table-cell table:style-name="ce54" table:formula="of:=SUM([.D4:.D28])" office:value-type="currency" office:currency="EUR" office:value="92.835">
            <text:p>92.84 €</text:p>
          </table:table-cell>
          <table:table-cell/>
        </table:table-row>
      </table:table>
      <table:table table:name="Front" table:style-name="ta1" table:print="false">
        <table:table-column table:style-name="co8" table:default-cell-style-name="Default"/>
        <table:table-column table:style-name="co3" table:number-columns-repeated="3" table:default-cell-style-name="ce10"/>
        <table:table-column table:style-name="co3" table:default-cell-style-name="Default"/>
        <table:table-row table:style-name="ro1">
          <table:table-cell table:style-name="ce48" office:value-type="string">
            <text:p>Front pane v2.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6" office:value-type="string">
            <text:p>Value</text:p>
          </table:table-cell>
          <table:table-cell table:style-name="ce56" office:value-type="string">
            <text:p>Unit price</text:p>
          </table:table-cell>
          <table:table-cell table:style-name="ce23" office:value-type="string">
            <text:p>Qty</text:p>
          </table:table-cell>
          <table:table-cell table:style-name="ce27" office:value-type="string">
            <text:p>Total</text:p>
          </table:table-cell>
          <table:table-cell table:style-name="ce36" office:value-type="string">
            <text:p>Vend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>
            <text:p>1uH</text:p>
          </table:table-cell>
          <table:table-cell table:style-name="ce14"/>
          <table:table-cell office:value-type="float" office:value="1">
            <text:p>1</text:p>
          </table:table-cell>
          <table:table-cell table:style-name="ce58" table:formula="of:=[.B5]*[.C5]" office:value-type="currency" office:currency="EUR" office:value="0">
            <text:p>0.00 €</text:p>
          </table:table-cell>
          <table:table-cell/>
        </table:table-row>
        <table:table-row table:style-name="ro1">
          <table:table-cell table:style-name="ce10" office:value-type="string">
            <text:p>B3F-1000</text:p>
          </table:table-cell>
          <table:table-cell table:style-name="ce14"/>
          <table:table-cell office:value-type="float" office:value="10">
            <text:p>10</text:p>
          </table:table-cell>
          <table:table-cell table:style-name="ce58" table:formula="of:=[.B6]*[.C6]" office:value-type="currency" office:currency="EUR" office:value="0">
            <text:p>0.00 €</text:p>
          </table:table-cell>
          <table:table-cell/>
        </table:table-row>
        <table:table-row table:style-name="ro1">
          <table:table-cell table:style-name="ce10" office:value-type="string">
            <text:p>C0805</text:p>
          </table:table-cell>
          <table:table-cell table:style-name="ce14" office:value-type="currency" office:currency="EUR" office:value="0.046">
            <text:p>0.05 €</text:p>
          </table:table-cell>
          <table:table-cell office:value-type="float" office:value="178">
            <text:p>178</text:p>
          </table:table-cell>
          <table:table-cell table:style-name="ce58" table:formula="of:=[.B7]*[.C7]" office:value-type="currency" office:currency="EUR" office:value="8.188">
            <text:p>8.19 €</text:p>
          </table:table-cell>
          <table:table-cell/>
        </table:table-row>
        <table:table-row table:style-name="ro1">
          <table:table-cell table:style-name="ce10" office:value-type="string">
            <text:p>C1206</text:p>
          </table:table-cell>
          <table:table-cell table:style-name="ce14" office:value-type="currency" office:currency="EUR" office:value="0.046">
            <text:p>0.05 €</text:p>
          </table:table-cell>
          <table:table-cell office:value-type="float" office:value="14">
            <text:p>14</text:p>
          </table:table-cell>
          <table:table-cell table:style-name="ce58" table:formula="of:=[.B8]*[.C8]" office:value-type="currency" office:currency="EUR" office:value="0.644">
            <text:p>0.64 €</text:p>
          </table:table-cell>
          <table:table-cell/>
        </table:table-row>
        <table:table-row table:style-name="ro1">
          <table:table-cell table:style-name="ce10" office:value-type="string">
            <text:p>CPOL2917</text:p>
          </table:table-cell>
          <table:table-cell table:style-name="ce14" office:value-type="currency" office:currency="EUR" office:value="0.3">
            <text:p>0.30 €</text:p>
          </table:table-cell>
          <table:table-cell office:value-type="float" office:value="46">
            <text:p>46</text:p>
          </table:table-cell>
          <table:table-cell table:style-name="ce58" table:formula="of:=[.B9]*[.C9]" office:value-type="currency" office:currency="EUR" office:value="13.8">
            <text:p>13.80 €</text:p>
          </table:table-cell>
          <table:table-cell/>
        </table:table-row>
        <table:table-row table:style-name="ro1">
          <table:table-cell table:style-name="ce10" office:value-type="string">
            <text:p>ENCODER_LED_3</text:p>
          </table:table-cell>
          <table:table-cell table:style-name="ce14" office:value-type="currency" office:currency="EUR" office:value="4">
            <text:p>4.00 €</text:p>
          </table:table-cell>
          <table:table-cell office:value-type="float" office:value="39">
            <text:p>39</text:p>
          </table:table-cell>
          <table:table-cell table:style-name="ce58" table:formula="of:=[.B10]*[.C10]" office:value-type="currency" office:currency="EUR" office:value="156">
            <text:p>156.00 €</text:p>
          </table:table-cell>
          <table:table-cell/>
        </table:table-row>
        <table:table-row table:style-name="ro1">
          <table:table-cell table:style-name="ce10" office:value-type="string">
            <text:p>LED 0805 RED / GREEN</text:p>
          </table:table-cell>
          <table:table-cell table:style-name="ce14" office:value-type="currency" office:currency="EUR" office:value="0.17">
            <text:p>0.17 €</text:p>
          </table:table-cell>
          <table:table-cell office:value-type="float" office:value="3">
            <text:p>3</text:p>
          </table:table-cell>
          <table:table-cell table:style-name="ce58" table:formula="of:=[.B11]*[.C11]" office:value-type="currency" office:currency="EUR" office:value="0.51">
            <text:p>0.51 €</text:p>
          </table:table-cell>
          <table:table-cell/>
        </table:table-row>
        <table:table-row table:style-name="ro1">
          <table:table-cell table:style-name="ce10" office:value-type="string">
            <text:p>LED CZXR-80RGB03-A</text:p>
          </table:table-cell>
          <table:table-cell table:style-name="ce14" office:value-type="currency" office:currency="EUR" office:value="0.44">
            <text:p>0.44 €</text:p>
          </table:table-cell>
          <table:table-cell office:value-type="float" office:value="10">
            <text:p>10</text:p>
          </table:table-cell>
          <table:table-cell table:style-name="ce58" table:formula="of:=[.B12]*[.C12]" office:value-type="currency" office:currency="EUR" office:value="4.4">
            <text:p>4.40 €</text:p>
          </table:table-cell>
          <table:table-cell office:value-type="string">
            <text:p><text:a xlink:href="https://www.mouser.fr/ProductDetail/645-5218559F">https://www.mouser.fr/ProductDetail/645-5218559F</text:a></text:p>
          </table:table-cell>
        </table:table-row>
        <table:table-row table:style-name="ro1">
          <table:table-cell table:style-name="ce10" office:value-type="string">
            <text:p>MCP23017</text:p>
          </table:table-cell>
          <table:table-cell table:style-name="ce14" office:value-type="currency" office:currency="EUR" office:value="1.1">
            <text:p>1.10 €</text:p>
          </table:table-cell>
          <table:table-cell office:value-type="float" office:value="8">
            <text:p>8</text:p>
          </table:table-cell>
          <table:table-cell table:style-name="ce58" table:formula="of:=[.B13]*[.C13]" office:value-type="currency" office:currency="EUR" office:value="8.8">
            <text:p>8.80 €</text:p>
          </table:table-cell>
          <table:table-cell office:value-type="string">
            <text:p><text:a xlink:href="https://fr.farnell.com/microchip/mcp23017-e-ss/ic-io-expander-16bit-smd/dp/1467674?CMP=GRHB-OCTOPART">https://fr.farnell.com/microchip/mcp23017-e-ss/ic-io-expander-16bit-smd/dp/1467674?CMP=GRHB-OCTOPART</text:a></text:p>
          </table:table-cell>
        </table:table-row>
        <table:table-row table:style-name="ro1">
          <table:table-cell table:style-name="ce10" office:value-type="string">
            <text:p>NEOPIXEL-TLC59731DR</text:p>
          </table:table-cell>
          <table:table-cell table:style-name="ce14" office:value-type="currency" office:currency="EUR" office:value="0.5">
            <text:p>0.50 €</text:p>
          </table:table-cell>
          <table:table-cell office:value-type="float" office:value="49">
            <text:p>49</text:p>
          </table:table-cell>
          <table:table-cell table:style-name="ce58" table:formula="of:=[.B14]*[.C14]" office:value-type="currency" office:currency="EUR" office:value="24.5">
            <text:p>24.50 €</text:p>
          </table:table-cell>
          <table:table-cell office:value-type="string">
            <text:p><text:a xlink:href="https://www.mouser.fr/ProductDetail/Texas-Instruments/TLC59731DR/?qs=s44pgLhgXQgiW%2FpyLmUsDA%3D%3D">https://www.mouser.fr/ProductDetail/Texas-Instruments/TLC59731DR/?qs=s44pgLhgXQgiW%2FpyLmUsDA%3D%3D</text:a></text:p>
          </table:table-cell>
        </table:table-row>
        <table:table-row table:style-name="ro1">
          <table:table-cell table:style-name="ce10" office:value-type="string">
            <text:p>Break away header (pour MA02 etc)</text:p>
          </table:table-cell>
          <table:table-cell table:style-name="ce14" office:value-type="currency" office:currency="EUR" office:value="1.5">
            <text:p>1.50 €</text:p>
          </table:table-cell>
          <table:table-cell office:value-type="float" office:value="2">
            <text:p>2</text:p>
          </table:table-cell>
          <table:table-cell table:style-name="ce58" table:formula="of:=[.B15]*[.C15]" office:value-type="currency" office:currency="EUR" office:value="3">
            <text:p>3.00 €</text:p>
          </table:table-cell>
          <table:table-cell/>
        </table:table-row>
        <table:table-row table:style-name="ro1">
          <table:table-cell table:style-name="ce10" office:value-type="string">
            <text:p>R0805</text:p>
          </table:table-cell>
          <table:table-cell table:style-name="ce14" office:value-type="currency" office:currency="EUR" office:value="0.003">
            <text:p>0.00 €</text:p>
          </table:table-cell>
          <table:table-cell office:value-type="float" office:value="22">
            <text:p>22</text:p>
          </table:table-cell>
          <table:table-cell table:style-name="ce58" table:formula="of:=[.B16]*[.C16]" office:value-type="currency" office:currency="EUR" office:value="0.066">
            <text:p>0.07 €</text:p>
          </table:table-cell>
          <table:table-cell/>
        </table:table-row>
        <table:table-row table:style-name="ro1">
          <table:table-cell table:style-name="ce10" office:value-type="string">
            <text:p>R1206</text:p>
          </table:table-cell>
          <table:table-cell table:style-name="ce14" office:value-type="currency" office:currency="EUR" office:value="0.003">
            <text:p>0.00 €</text:p>
          </table:table-cell>
          <table:table-cell office:value-type="float" office:value="312">
            <text:p>312</text:p>
          </table:table-cell>
          <table:table-cell table:style-name="ce58" table:formula="of:=[.B17]*[.C17]" office:value-type="currency" office:currency="EUR" office:value="0.936">
            <text:p>0.94 €</text:p>
          </table:table-cell>
          <table:table-cell/>
        </table:table-row>
        <table:table-row table:style-name="ro1">
          <table:table-cell table:style-name="ce10" office:value-type="string">
            <text:p>SKRKAEE020</text:p>
          </table:table-cell>
          <table:table-cell table:style-name="ce14" office:value-type="currency" office:currency="EUR" office:value="0.63">
            <text:p>0.63 €</text:p>
          </table:table-cell>
          <table:table-cell office:value-type="float" office:value="1">
            <text:p>1</text:p>
          </table:table-cell>
          <table:table-cell table:style-name="ce58" table:formula="of:=[.B18]*[.C18]" office:value-type="currency" office:currency="EUR" office:value="0.63">
            <text:p>0.63 €</text:p>
          </table:table-cell>
          <table:table-cell office:value-type="string">
            <text:p><text:a xlink:href="https://www.mouser.fr/ProductDetail/Alps-Alpine/SKRKAEE020/?qs=%2Fha2pyFaduirKK%252BWB9lRke7l0qTwidCExaFyPjCVNoKV5AzYFRnV%2Fg%3D%3D">https://www.mouser.fr/ProductDetail/Alps-Alpine/SKRKAEE020/?qs=%2Fha2pyFaduirKK%252BWB9lRke7l0qTwidCExaFyPjCVNoKV5AzYFRnV%2Fg%3D%3D</text:a></text:p>
          </table:table-cell>
        </table:table-row>
        <table:table-row table:style-name="ro1">
          <table:table-cell table:style-name="ce10" office:value-type="string">
            <text:p>IC STM32F446RCT7</text:p>
          </table:table-cell>
          <table:table-cell table:style-name="ce14" office:value-type="currency" office:currency="EUR" office:value="6.13">
            <text:p>6.13 €</text:p>
          </table:table-cell>
          <table:table-cell office:value-type="float" office:value="1">
            <text:p>1</text:p>
          </table:table-cell>
          <table:table-cell table:style-name="ce58" table:formula="of:=[.B19]*[.C19]" office:value-type="currency" office:currency="EUR" office:value="6.13">
            <text:p>6.13 €</text:p>
          </table:table-cell>
          <table:table-cell/>
        </table:table-row>
        <table:table-row table:style-name="ro1">
          <table:table-cell table:style-name="ce10" office:value-type="string">
            <text:p>IC TLV75533PDBVR SOT</text:p>
          </table:table-cell>
          <table:table-cell table:style-name="ce14" office:value-type="currency" office:currency="EUR" office:value="0.45">
            <text:p>0.45 €</text:p>
          </table:table-cell>
          <table:table-cell office:value-type="float" office:value="1">
            <text:p>1</text:p>
          </table:table-cell>
          <table:table-cell table:style-name="ce58" table:formula="of:=[.B20]*[.C20]" office:value-type="currency" office:currency="EUR" office:value="0.45">
            <text:p>0.45 €</text:p>
          </table:table-cell>
          <table:table-cell/>
        </table:table-row>
        <table:table-row table:style-name="ro1">
          <table:table-cell table:style-name="ce10" office:value-type="string">
            <text:p>PCB (JLCPCB)</text:p>
          </table:table-cell>
          <table:table-cell table:style-name="ce14" office:value-type="currency" office:currency="EUR" office:value="10">
            <text:p>10.00 €</text:p>
          </table:table-cell>
          <table:table-cell table:style-name="ce57" office:value-type="float" office:value="1">
            <text:p>1</text:p>
          </table:table-cell>
          <table:table-cell table:style-name="ce58" table:formula="of:=[.B21]*[.C21]" office:value-type="currency" office:currency="EUR" office:value="10">
            <text:p>10.00 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3" office:value-type="string">
            <text:p>TOTAL</text:p>
          </table:table-cell>
          <table:table-cell table:style-name="ce27" table:formula="of:=SUM([.D5:.D21])" office:value-type="currency" office:currency="EUR" office:value="238.054">
            <text:p>238.05 €</text:p>
          </table:table-cell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8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1/04/2021</text:date>, <text:time>18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REYNAL</meta:initial-creator>
    <meta:creation-date>2019-05-08T20:16:23</meta:creation-date>
    <meta:generator>OpenOffice/4.1.6$Unix OpenOffice.org_project/416m1$Build-9790</meta:generator>
    <dc:date>2021-01-04T18:38:02</dc:date>
    <dc:creator>Syd Reynal</dc:creator>
    <meta:editing-duration>PT6H54M20S</meta:editing-duration>
    <meta:editing-cycles>71</meta:editing-cycles>
    <meta:document-statistic meta:table-count="3" meta:cell-count="280" meta:object-count="0"/>
  </office:meta>
</office:document-meta>
</file>